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CachingLinkedList.addNodeToCache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CachingLinkedList.setMaximumCacheSize( int maximumCach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CachingLinkedList.NodeCachingLinkedList( int maximumCach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CachingLinkedList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CachingLinkedList.removeAll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CachingLinkedList.NodeCachingLink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CachingLinkedList.NodeCachingLinkedList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CachingLinkedList.shrinkCacheToMaximum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CachingLinkedList.createNod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CachingLinkedList.getMaximum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CachingLinkedList.getNodeFrom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CachingLinkedList.isCache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CachingLinkedList.removeNod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CachingLinkedList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